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250c" officeooo:paragraph-rsid="001b250c"/>
    </style:style>
    <style:style style:name="P2" style:family="paragraph" style:parent-style-name="Standard">
      <style:text-properties officeooo:rsid="001b250c" officeooo:paragraph-rsid="001b2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Davi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4:27:25</meta:creation-date>
    <meta:editing-cycles>6</meta:editing-cycles>
    <meta:editing-duration>PT2M12S</meta:editing-duration>
    <dc:description>Commentaire</dc:description>
    <meta:keyword>Mot cle</meta:keyword>
    <dc:subject>Mon sujet</dc:subject>
    <dc:title>Mon titre</dc:title>
    <dc:date>2013-04-04T15:21:35</dc:date>
    <meta:generator>LibreOffice/4.0.1.2$MacOSX_x86 LibreOffice_project/84102822e3d61eb989ddd325abf1ac077904985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